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-BoldItalic" svg:font-family="Calibri-BoldItalic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-BoldItalic1" svg:font-family="Calibri-BoldItalic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Table1" style:family="table">
      <style:table-properties style:width="7.5229in" fo:margin-left="0in" fo:margin-top="0in" fo:margin-bottom="0in" table:align="left" style:writing-mode="lr-tb"/>
    </style:style>
    <style:style style:name="Table1.A" style:family="table-column">
      <style:table-column-properties style:column-width="3.3493in"/>
    </style:style>
    <style:style style:name="Table1.B" style:family="table-column">
      <style:table-column-properties style:column-width="1.1785in"/>
    </style:style>
    <style:style style:name="Table1.C" style:family="table-column">
      <style:table-column-properties style:column-width="1.1063in"/>
    </style:style>
    <style:style style:name="Table1.D" style:family="table-column">
      <style:table-column-properties style:column-width="0.7438in"/>
    </style:style>
    <style:style style:name="Table1.E" style:family="table-column">
      <style:table-column-properties style:column-width="1.1451in"/>
    </style:style>
    <style:style style:name="Table1.1" style:family="table-row">
      <style:table-row-properties style:min-row-height="0.1924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2" style:family="table-row">
      <style:table-row-properties style:min-row-height="0.375in" fo:keep-together="auto"/>
    </style:style>
    <style:style style:name="Table1.4" style:family="table-row">
      <style:table-row-properties style:min-row-height="0.3993in" fo:keep-together="auto"/>
    </style:style>
    <style:style style:name="Table1.5" style:family="table-row">
      <style:table-row-properties style:min-row-height="0.4306in" fo:keep-together="auto"/>
    </style:style>
    <style:style style:name="Table1.6" style:family="table-row">
      <style:table-row-properties style:min-row-height="0.3681in" fo:keep-together="auto"/>
    </style:style>
    <style:style style:name="Table2" style:family="table">
      <style:table-properties style:width="7.4931in" fo:margin-left="-0.0785in" fo:margin-top="0in" fo:margin-bottom="0in" table:align="left" style:writing-mode="lr-tb"/>
    </style:style>
    <style:style style:name="Table2.A" style:family="table-column">
      <style:table-column-properties style:column-width="0.3715in"/>
    </style:style>
    <style:style style:name="Table2.B" style:family="table-column">
      <style:table-column-properties style:column-width="6.6875in"/>
    </style:style>
    <style:style style:name="Table2.C" style:family="table-column">
      <style:table-column-properties style:column-width="0.43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a18a1" officeooo:paragraph-rsid="001a18a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a232d" officeooo:paragraph-rsid="001a232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abfe6" officeooo:paragraph-rsid="001abfe6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abfe6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1abfe6" officeooo:paragraph-rsid="001abfe6"/>
    </style:style>
    <style:style style:name="T1" style:family="text">
      <style:text-properties style:font-name="Calibri-BoldItalic" fo:font-style="italic" fo:font-weight="bold" style:font-style-asian="italic" style:font-weight-asian="bold" style:font-name-complex="Calibri-BoldItalic1" style:font-style-complex="italic" style:font-weight-complex="bold"/>
    </style:style>
    <style:style style:name="T2" style:family="text">
      <style:text-properties officeooo:rsid="00182d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merican International University-Bangladesh</text:p>
      <text:p text:style-name="P2">Operating Sys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3">OBE Evaluation for CO3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p text:style-name="P3"><text:span text:style-name="T1">Apply various shell commands and system calls to implement Shell Scripts</text:span><text:bookmark text:name="_GoBack"/><text:span text:style-name="T1"> for various fundamental task autom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<text:s text:c="92"/>Evaluation Rubric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">Student ID:<text:span text:style-name="T2">17-34580-2</text:span></text:p>
          </table:table-cell>
          <table:table-cell table:style-name="Table1.A1" table:number-rows-spanned="2" office:value-type="string">
            <text:p text:style-name="P4">Problem Solution</text:p>
            <text:p text:style-name="P4">(5)</text:p>
          </table:table-cell>
          <table:table-cell table:style-name="Table1.A1" table:number-rows-spanned="2" office:value-type="string">
            <text:p text:style-name="P4">Correctness</text:p>
            <text:p text:style-name="P4">(5)</text:p>
          </table:table-cell>
          <table:table-cell table:style-name="Table1.A1" table:number-rows-spanned="2" office:value-type="string">
            <text:p text:style-name="P4">Efficiency</text:p>
            <text:p text:style-name="P4">(5)</text:p>
          </table:table-cell>
          <table:table-cell table:style-name="Table1.A1" table:number-rows-spanned="2" office:value-type="string">
            <text:p text:style-name="P4">Total Obtained</text:p>
            <text:p text:style-name="P4">Marks (15)</text:p>
            <text:p text:style-name="P4"/>
          </table:table-cell>
        </table:table-row>
        <table:table-row table:style-name="Table1.5">
          <table:table-cell table:style-name="Table1.A1" office:value-type="string">
            <text:p text:style-name="P3">Name:<text:span text:style-name="T2">Hasan,Mahmudu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3">Section:<text:span text:style-name="T2">I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>Fall 2019-20</text:p>
      <text:p text:style-name="P2">OBE Evaluation</text:p>
      <text:p text:style-name="P2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1.</text:p>
          </table:table-cell>
          <table:table-cell table:style-name="Table2.A1" office:value-type="string">
            <text:p text:style-name="P3">Write a shell script that will take input of 2 numbers and performs arithmetic operation using function. The operation should also be input by the user.</text:p>
            <text:p text:style-name="P3"/>
            <text:p text:style-name="P7">#!/bin/bash</text:p>
            <text:p text:style-name="P7">#bash Menu Script Example</text:p>
            <text:p text:style-name="P7"/>
            <text:p text:style-name="P7">PS3='Please Choose an Option: '</text:p>
            <text:p text:style-name="P7">options=("Addition" "Subtraction" "Multiplication" "Division" "Quit")</text:p>
            <text:p text:style-name="P7"/>
            <text:p text:style-name="P7">echo "Type A: "</text:p>
            <text:p text:style-name="P7">read a</text:p>
            <text:p text:style-name="P7"/>
            <text:p text:style-name="P7">echo "Type B: "</text:p>
            <text:p text:style-name="P7">read b</text:p>
            <text:p text:style-name="P7"/>
            <text:p text:style-name="P7">select opt in "${options[@]}"</text:p>
            <text:p text:style-name="P7">do</text:p>
            <text:p text:style-name="P7">case $opt in</text:p>
            <text:p text:style-name="P7">"Addition")</text:p>
            <text:p text:style-name="P7"><text:s/>add=`expr $a+$b| bc`</text:p>
            <text:p text:style-name="P7">echo "$add"</text:p>
            <text:p text:style-name="P7">;;</text:p>
            <text:p text:style-name="P7">"Subtraction")</text:p>
            <text:p text:style-name="P7"><text:s/>sub=`expr $a-$b| bc`</text:p>
            <text:p text:style-name="P7">echo "$sub"</text:p>
            <text:p text:style-name="P7">;;</text:p>
            <text:p text:style-name="P7">"Multiplication")</text:p>
            <text:p text:style-name="P7"><text:s/>mul=`expr $a*$b| bc`</text:p>
            <text:p text:style-name="P7">echo "$mul"</text:p>
            <text:p text:style-name="P7">;;</text:p>
            <text:p text:style-name="P7">"Division")</text:p>
            <text:p text:style-name="P7"><text:s/>div=`expr $a/$b| bc`</text:p>
            <text:p text:style-name="P7">echo "$div"</text:p>
            <text:p text:style-name="P7">;;</text:p>
            <text:p text:style-name="P7">"Quit")</text:p>
            <text:p text:style-name="P7">break</text:p>
            <text:p text:style-name="P7">;;</text:p>
            <text:p text:style-name="P7">*) echo "Invalid Option $REPLY";;</text:p>
            <text:p text:style-name="P7"><text:soft-page-break/>esac</text:p>
            <text:p text:style-name="P7">done</text:p>
            <text:p text:style-name="P7"/>
            <text:p text:style-name="P7"><text:s text:c="2"/></text:p>
            <text:p text:style-name="P9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  <table:table-row table:style-name="Table2.1">
          <table:table-cell table:style-name="Table2.A1" office:value-type="string">
            <text:p text:style-name="P3">2. </text:p>
          </table:table-cell>
          <table:table-cell table:style-name="Table2.A1" office:value-type="string">
            <text:p text:style-name="P3">Write a shell script to find out the length of an input string and output the string and length in a file.</text:p>
            <text:p text:style-name="P3"/>
            <text:p text:style-name="P5">#!/bin/bash</text:p>
            <text:p text:style-name="P5"/>
            <text:p text:style-name="P5">read s</text:p>
            <text:p text:style-name="P5">STRLENGTH=$(echo -n $s | wc -m)</text:p>
            <text:p text:style-name="P5">echo $STRLENGTH &gt;&gt; length_str.txt</text:p>
            <text:p text:style-name="P5">echo $s &gt;&gt; length_str.txt</text:p>
            <text:p text:style-name="P3"><text:s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  <table:table-row table:style-name="Table2.1">
          <table:table-cell table:style-name="Table2.A1" office:value-type="string">
            <text:p text:style-name="P3">3.</text:p>
          </table:table-cell>
          <table:table-cell table:style-name="Table2.A1" office:value-type="string">
            <text:p text:style-name="P3">Write a shell script to find out the sum of series 1+2+3+………….n, where n is input by the user.</text:p>
            <text:p text:style-name="P3"/>
            <text:p text:style-name="P6">echo "Enter the number"</text:p>
            <text:p text:style-name="P6">read n</text:p>
            <text:p text:style-name="P6">sum=0</text:p>
            <text:p text:style-name="P6">for ((i=1;i&lt;=n;i++))</text:p>
            <text:p text:style-name="P6">do</text:p>
            <text:p text:style-name="P6"><text:s text:c="2"/>sum=’expr $sum + $i’</text:p>
            <text:p text:style-name="P6">done</text:p>
            <text:p text:style-name="P6">echo "Sum is $sum"</text:p>
            <text:p text:style-name="P6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-BoldItalic" svg:font-family="Calibri-BoldItalic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-BoldItalic1" svg:font-family="Calibri-BoldItalic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Vrind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Vrind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vir Ahmed</meta:initial-creator>
    <meta:editing-cycles>11</meta:editing-cycles>
    <meta:creation-date>2019-12-01T01:51:00</meta:creation-date>
    <dc:date>2019-12-10T12:16:15.073262715</dc:date>
    <meta:editing-duration>PT1H18S</meta:editing-duration>
    <meta:generator>LibreOffice/5.1.6.2$Linux_X86_64 LibreOffice_project/10m0$Build-2</meta:generator>
    <meta:document-statistic meta:table-count="2" meta:image-count="0" meta:object-count="0" meta:page-count="3" meta:paragraph-count="75" meta:word-count="228" meta:character-count="1486" meta:non-whitespace-character-count="12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